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co4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style-name="Note" office:value-type="string" calcext:value-type="string">
            <text:p>Controller 1:</text:p>
          </table:table-cell>
          <table:table-cell table:style-name="Note" table:number-columns-repeated="6"/>
          <table:table-cell table:style-name="Note" office:value-type="string" calcext:value-type="string">
            <text:p>Controller 3:</text:p>
          </table:table-cell>
          <table:table-cell table:style-name="Note" table:number-columns-repeated="6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style-name="ce1" office:value-type="string" calcext:value-type="string">
            <text:p>State Machine Controller</text:p>
          </table:table-cell>
          <table:table-cell office:value-type="string" calcext:value-type="string">
            <text:p>R Degree</text:p>
          </table:table-cell>
          <table:table-cell office:value-type="string" calcext:value-type="string">
            <text:p>R F-Slack</text:p>
          </table:table-cell>
          <table:table-cell office:value-type="string" calcext:value-type="string">
            <text:p>L Degree</text:p>
          </table:table-cell>
          <table:table-cell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State 0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  <table:table-cell table:style-name="ce3" office:value-type="string" calcext:value-type="string">
            <text:p>Start:</text:p>
          </table:table-cell>
          <table:table-cell table:style-name="ce5" office:value-type="float" office:value="120" calcext:value-type="float">
            <text:p>120,00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" calcext:value-type="float">
            <text:p>60,00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op:</text:p>
          </table:table-cell>
          <table:table-cell table:style-name="ce5" office:value-type="float" office:value="120" calcext:value-type="float">
            <text:p>120,00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" calcext:value-type="float">
            <text:p>60,0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  <table:table-cell table:style-name="ce4" office:value-type="string" calcext:value-type="string">
            <text:p>State 1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20" calcext:value-type="float">
            <text:p>120,00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" calcext:value-type="float">
            <text:p>60,0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7.615" calcext:value-type="float">
            <text:p>87,62</text:p>
          </table:table-cell>
          <table:table-cell office:value-type="float" office:value="-1" calcext:value-type="float">
            <text:p>-1</text:p>
          </table:table-cell>
          <table:table-cell office:value-type="float" office:value="114.388" calcext:value-type="float">
            <text:p>114,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5.53" calcext:value-type="float">
            <text:p>115,5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70.54" calcext:value-type="float">
            <text:p>70,5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  <table:table-cell table:style-name="ce4" office:value-type="string" calcext:value-type="string">
            <text:p>State 2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7.615" calcext:value-type="float">
            <text:p>87,62</text:p>
          </table:table-cell>
          <table:table-cell office:value-type="float" office:value="-1" calcext:value-type="float">
            <text:p>-1</text:p>
          </table:table-cell>
          <table:table-cell office:value-type="float" office:value="114.388" calcext:value-type="float">
            <text:p>114,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15.53" calcext:value-type="float">
            <text:p>115,5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70.54" calcext:value-type="float">
            <text:p>70,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  <table:table-cell table:style-name="ce4" office:value-type="string" calcext:value-type="string">
            <text:p>State 3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1.27" calcext:value-type="float">
            <text:p>121,27</text:p>
          </table:table-cell>
          <table:table-cell office:value-type="float" office:value="-1" calcext:value-type="float">
            <text:p>-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25.804" calcext:value-type="float">
            <text:p>125,8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9.798" calcext:value-type="float">
            <text:p>89,8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  <table:table-cell table:style-name="ce4" office:value-type="string" calcext:value-type="string">
            <text:p>State 4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1.27" calcext:value-type="float">
            <text:p>121,27</text:p>
          </table:table-cell>
          <table:table-cell office:value-type="float" office:value="-1" calcext:value-type="float">
            <text:p>-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25.804" calcext:value-type="float">
            <text:p>125,8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9.798" calcext:value-type="float">
            <text:p>89,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93.071" calcext:value-type="float">
            <text:p>93,07</text:p>
          </table:table-cell>
          <table:table-cell office:value-type="float" office:value="-1" calcext:value-type="float">
            <text:p>-1</text:p>
          </table:table-cell>
          <table:table-cell office:value-type="float" office:value="144.545" calcext:value-type="float">
            <text:p>144,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67.861" calcext:value-type="float">
            <text:p>67,86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129.138" calcext:value-type="float">
            <text:p>129,1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  <table:table-cell table:style-name="ce4" office:value-type="string" calcext:value-type="string">
            <text:p>State 5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93.071" calcext:value-type="float">
            <text:p>93,07</text:p>
          </table:table-cell>
          <table:table-cell office:value-type="float" office:value="-1" calcext:value-type="float">
            <text:p>-1</text:p>
          </table:table-cell>
          <table:table-cell office:value-type="float" office:value="144.545" calcext:value-type="float">
            <text:p>144,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67.861" calcext:value-type="float">
            <text:p>67,86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129.138" calcext:value-type="float">
            <text:p>129,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4.839" calcext:value-type="float">
            <text:p>114,84</text:p>
          </table:table-cell>
          <table:table-cell office:value-type="float" office:value="1" calcext:value-type="float">
            <text:p>1</text:p>
          </table:table-cell>
          <table:table-cell office:value-type="float" office:value="139.264" calcext:value-type="float">
            <text:p>139,2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eft leg stays extended till second lift-off starts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00.098" calcext:value-type="float">
            <text:p>100,1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6.649" calcext:value-type="float">
            <text:p>136,6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  <table:table-cell table:style-name="ce4" office:value-type="string" calcext:value-type="string">
            <text:p>State 6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4.839" calcext:value-type="float">
            <text:p>114,84</text:p>
          </table:table-cell>
          <table:table-cell office:value-type="float" office:value="1" calcext:value-type="float">
            <text:p>1</text:p>
          </table:table-cell>
          <table:table-cell office:value-type="float" office:value="139.264" calcext:value-type="float">
            <text:p>139,2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00.098" calcext:value-type="float">
            <text:p>100,1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6.649" calcext:value-type="float">
            <text:p>136,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  <table:table-cell table:style-name="ce4" office:value-type="string" calcext:value-type="string">
            <text:p>State 7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40.635" calcext:value-type="float">
            <text:p>140,64</text:p>
          </table:table-cell>
          <table:table-cell office:value-type="float" office:value="-1" calcext:value-type="float">
            <text:p>-1</text:p>
          </table:table-cell>
          <table:table-cell office:value-type="float" office:value="90.563" calcext:value-type="float">
            <text:p>90,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al touchdown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26.416" calcext:value-type="float">
            <text:p>126,42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8.287" calcext:value-type="float">
            <text:p>88,29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2"/>
          <table:table-cell table:style-name="ce4" office:value-type="string" calcext:value-type="string">
            <text:p>State 8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40.635" calcext:value-type="float">
            <text:p>140,64</text:p>
          </table:table-cell>
          <table:table-cell office:value-type="float" office:value="-1" calcext:value-type="float">
            <text:p>-1</text:p>
          </table:table-cell>
          <table:table-cell office:value-type="float" office:value="90.563" calcext:value-type="float">
            <text:p>90,5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26.416" calcext:value-type="float">
            <text:p>126,42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8.287" calcext:value-type="float">
            <text:p>88,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9.363" calcext:value-type="float">
            <text:p>119,36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.641" calcext:value-type="float">
            <text:p>60,64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Note" office:value-type="string" calcext:value-type="string">
            <text:p>Controller 2:</text:p>
          </table:table-cell>
          <table:table-cell table:style-name="Note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9.363" calcext:value-type="float">
            <text:p>119,36</text:p>
          </table:table-cell>
          <table:table-cell office:value-type="float" office:value="-1" calcext:value-type="float">
            <text:p>-1</text:p>
          </table:table-cell>
          <table:table-cell office:value-type="float" office:value="60.641" calcext:value-type="float">
            <text:p>60,6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00/00/00</text:date>, <text:time style:data-style-name="N2" text:time-value="10:15:50.150995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22T14:44:41.609322028</dc:date>
    <meta:editing-duration>PT10H19M11S</meta:editing-duration>
    <meta:editing-cycles>11</meta:editing-cycles>
    <meta:generator>LibreOffice/6.4.7.2$Linux_X86_64 LibreOffice_project/40$Build-2</meta:generator>
    <meta:document-statistic meta:table-count="1" meta:cell-count="345" meta:object-count="0"/>
  </office:meta>
</office:document-meta>
</file>